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Linha</text:p>
          </table:table-cell>
          <table:table-cell office:value-type="string" calcext:value-type="string">
            <text:p>Arqu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ítul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rafo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s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exando image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ando link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ks externo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k de image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 p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out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e 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i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 di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 sp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bela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belas intern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sp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wspa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rm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put checkbo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dio butt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ssword, data, color e numer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nge tim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cehold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tofoc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n, max, maxlength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tocomple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lec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xtare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m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t title ro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óprios atribut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g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dex.htm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g Audio (substituido pela tag &lt;iframe&gt;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tore.htm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gres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talis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ore.htm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vascrip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dex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05:23.106000000</meta:creation-date>
    <dc:date>2018-06-13T19:42:16.287000000</dc:date>
    <meta:editing-duration>PT5M51S</meta:editing-duration>
    <meta:editing-cycles>1</meta:editing-cycles>
    <meta:document-statistic meta:table-count="1" meta:cell-count="127" meta:object-count="0"/>
    <meta:generator>LibreOffice/4.3.4.1$Windows_x86 LibreOffice_project/bc356b2f991740509f321d70e4512a6a54c5f243</meta:generator>
  </office:meta>
</office:document-meta>
</file>